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Text_20_body" style:list-style-name="L2">
      <style:paragraph-properties fo:margin-top="0in" fo:margin-bottom="0in"/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Text_20_body" style:list-style-name="L3">
      <style:paragraph-properties fo:margin-top="0in" fo:margin-bottom="0in"/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Text_20_body" style:list-style-name="L4">
      <style:paragraph-properties fo:margin-top="0in" fo:margin-bottom="0in"/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5">
      <style:paragraph-properties fo:margin-top="0in" fo:margin-bottom="0in"/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p text:style-name="First_20_paragraph">Next, for each of the following, determine the final value of <text:span text:style-name="T1">n</text:span>.</text:p>
      <text:p text:style-name="P33">int x = 5;</text:p>
      <text:p text:style-name="P34">int n = x++;</text:p>
      <text:p text:style-name="P35">int x = 5;</text:p>
      <text:p text:style-name="P36">int n = ++x;</text:p>
      <text:p text:style-name="P37">int x = 5;</text:p>
      <text:p text:style-name="P38">int n = x++ + x++;</text:p>
      <text:p text:style-name="P39">int x = 5;</text:p>
      <text:p text:style-name="P40">int n = ++x + ++x;</text:p>
      <text:p text:style-name="P41">int x = 5, y = 6;</text:p>
      <text:p text:style-name="P42">int n = x++ * ++y;</text:p>
      <text:p text:style-name="P43">int x = 5;</text:p>
      <text:p text:style-name="P44">int n = x++ + --x;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45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45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45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45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46"><text:s text:c="1"/>* * * * * * * * * *</text:p>
      <text:p text:style-name="P47"><text:s text:c="1"/>* * * * * * * * * *</text:p>
      <text:p text:style-name="P48"><text:s text:c="1"/>* * * * * * * * * *</text:p>
      <text:p text:style-name="P49"><text:s text:c="1"/>* * * * * * * * * *</text:p>
      <text:p text:style-name="P50"><text:s text:c="1"/>* * * * * * * * * *</text:p>
      <text:p text:style-name="P51"><text:s text:c="1"/>* * * * * * * * * *</text:p>
      <text:p text:style-name="P52"><text:s text:c="1"/>* * * * * * * * * *</text:p>
      <text:p text:style-name="P53"><text:s text:c="1"/>* * * * * * * * * *</text:p>
      <text:p text:style-name="P54"><text:s text:c="1"/>* * * * * * * * * *</text:p>
      <text:p text:style-name="P55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56">Triangle:</text:p>
        </text:list-item>
      </text:list>
      <text:p text:style-name="P57"><text:s text:c="1"/>* </text:p>
      <text:p text:style-name="P58"><text:s text:c="1"/>* *</text:p>
      <text:p text:style-name="P59"><text:s text:c="1"/>* * *</text:p>
      <text:p text:style-name="P60"><text:s text:c="1"/>* * * * </text:p>
      <text:p text:style-name="P61"><text:s text:c="1"/>* * * * *</text:p>
      <text:p text:style-name="P62"><text:s text:c="1"/>* * * * * *</text:p>
      <text:p text:style-name="P63"><text:s text:c="1"/>* * * * * * * </text:p>
      <text:p text:style-name="P64"><text:s text:c="1"/>* * * * * * * * </text:p>
      <text:p text:style-name="P65"><text:s text:c="1"/>* * * * * * * * * </text:p>
      <text:p text:style-name="P66"><text:s text:c="1"/>* * * * * * * * * *</text:p>
      <text:list text:style-name="L4">
        <text:list-item>
          <text:p text:style-name="P67">Triangle of numbers</text:p>
        </text:list-item>
      </text:list>
      <text:p text:style-name="P68">1</text:p>
      <text:p text:style-name="P69">222</text:p>
      <text:p text:style-name="P70">33333</text:p>
      <text:p text:style-name="P71">4444444</text:p>
      <text:p text:style-name="P72">555555555</text:p>
      <text:list text:style-name="L5">
        <text:list-item>
          <text:p text:style-name="P73">Upside-down binary triangle</text:p>
        </text:list-item>
      </text:list>
      <text:p text:style-name="P74">1010101</text:p>
      <text:p text:style-name="P75"><text:s text:c="1"/>10101 </text:p>
      <text:p text:style-name="P76"><text:s text:c="2"/>101 <text:s text:c="1"/></text:p>
      <text:p text:style-name="P77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5Z</meta:creation-date>
    <dc:date>2021-06-30T20:23:55Z</dc:date>
    <meta:user-defined meta:name="date" meta:value-type="string">June  30, 2021 (04:23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